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99cb2" officeooo:paragraph-rsid="000ad76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b66d7" officeooo:paragraph-rsid="000b66d7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fo:font-size="14pt" fo:font-weight="normal" officeooo:rsid="000b66d7" officeooo:paragraph-rsid="000b66d7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fo:font-weight="normal" officeooo:rsid="000c65cb" officeooo:paragraph-rsid="000c65cb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fo:font-size="14pt" fo:font-weight="normal" officeooo:rsid="000cca14" officeooo:paragraph-rsid="000cca14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fo:font-weight="normal" officeooo:rsid="000cca14" officeooo:paragraph-rsid="000de3b4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text-properties fo:font-size="14pt" fo:font-weight="normal" officeooo:rsid="0010e822" officeooo:paragraph-rsid="0010e822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text-properties fo:font-size="14pt" fo:font-weight="normal" officeooo:rsid="000f205a" officeooo:paragraph-rsid="000f205a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text-properties fo:font-size="14pt" fo:font-weight="normal" officeooo:rsid="000f205a" officeooo:paragraph-rsid="000fa531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text-properties fo:font-size="14pt" fo:font-weight="normal" officeooo:rsid="000fa531" officeooo:paragraph-rsid="000fa531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text-properties fo:font-size="14pt" fo:font-weight="normal" officeooo:rsid="000cca14" officeooo:paragraph-rsid="000fa531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0cca14" officeooo:paragraph-rsid="000fa531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officeooo:rsid="0013aa55" officeooo:paragraph-rsid="0013aa55" style:font-size-asian="14pt" style:font-weight-asian="bold" style:font-size-complex="14pt" style:font-weight-complex="bold"/>
    </style:style>
    <style:style style:name="P14" style:family="paragraph" style:parent-style-name="Standard" style:list-style-name="L2">
      <style:text-properties fo:font-size="14pt" fo:font-weight="normal" officeooo:rsid="0013aa55" officeooo:paragraph-rsid="0013aa55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text-properties fo:font-size="14pt" fo:font-weight="normal" officeooo:rsid="0013aa55" officeooo:paragraph-rsid="0018336f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bold" officeooo:rsid="0018336f" officeooo:paragraph-rsid="0018336f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4a739" officeooo:paragraph-rsid="0014a739" style:font-size-asian="14pt" style:font-weight-asian="bold" style:font-size-complex="14pt" style:font-weight-complex="bold"/>
    </style:style>
    <style:style style:name="P18" style:family="paragraph" style:parent-style-name="Standard" style:list-style-name="L3">
      <style:text-properties fo:font-size="14pt" fo:font-weight="normal" officeooo:rsid="0014a739" officeooo:paragraph-rsid="0014a739" style:font-size-asian="14pt" style:font-weight-asian="normal" style:font-size-complex="14pt" style:font-weight-complex="normal"/>
    </style:style>
    <style:style style:name="P19" style:family="paragraph" style:parent-style-name="Standard" style:list-style-name="L3">
      <style:text-properties fo:font-size="14pt" fo:font-weight="normal" officeooo:rsid="0015f658" officeooo:paragraph-rsid="0015f658" style:font-size-asian="14pt" style:font-weight-asian="normal" style:font-size-complex="14pt" style:font-weight-complex="normal"/>
    </style:style>
    <style:style style:name="P20" style:family="paragraph" style:parent-style-name="Standard" style:list-style-name="L3">
      <style:text-properties fo:font-size="14pt" fo:font-weight="normal" officeooo:rsid="0016c140" officeooo:paragraph-rsid="0016c140" style:font-size-asian="14pt" style:font-weight-asian="normal" style:font-size-complex="14pt" style:font-weight-complex="normal"/>
    </style:style>
    <style:style style:name="T1" style:family="text">
      <style:text-properties officeooo:rsid="000ad767"/>
    </style:style>
    <style:style style:name="T2" style:family="text">
      <style:text-properties officeooo:rsid="000fa531"/>
    </style:style>
    <style:style style:name="T3" style:family="text">
      <style:text-properties officeooo:rsid="0018336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Cheat Sheet <text:span text:style-name="T1">3</text:span></text:p>
      <text:p text:style-name="P1"/>
      <text:p text:style-name="P2">Functions:</text:p>
      <text:list text:style-name="L1">
        <text:list-item>
          <text:p text:style-name="P3">Used to create a code block that can be ran over and over without having to write it out again.</text:p>
        </text:list-item>
        <text:list-item>
          <text:p text:style-name="P4">If you see these brackets () it is probably referring to a function.</text:p>
        </text:list-item>
        <text:list-item>
          <text:p text:style-name="P4">Some functions are built in and do not need to be created like print() and input().</text:p>
        </text:list-item>
        <text:list-item>
          <text:p text:style-name="P5">Functions can take arguments that they can use inside of the functions. </text:p>
        </text:list-item>
        <text:list-item>
          <text:p text:style-name="P5">print("This is my number: ", number)</text:p>
        </text:list-item>
        <text:list-item>
          <text:p text:style-name="P6">Arguments are separated by commas. </text:p>
        </text:list-item>
        <text:list-item>
          <text:p text:style-name="P7">Functions do not need arguments, you can leave the brackets empty if needed.</text:p>
        </text:list-item>
        <text:list-item>
          <text:p text:style-name="P6">def count(number):</text:p>
        </text:list-item>
        <text:list-item>
          <text:p text:style-name="P6"><text:s text:c="4"/>n=1</text:p>
        </text:list-item>
        <text:list-item>
          <text:p text:style-name="P6"><text:s text:c="4"/>while n &lt;= number:</text:p>
        </text:list-item>
        <text:list-item>
          <text:p text:style-name="P6"><text:s text:c="8"/>print(n)</text:p>
        </text:list-item>
        <text:list-item>
          <text:p text:style-name="P6"><text:s text:c="8"/>n = n+1</text:p>
        </text:list-item>
        <text:list-item>
          <text:p text:style-name="P6"/>
        </text:list-item>
        <text:list-item>
          <text:p text:style-name="P6">count(5)</text:p>
        </text:list-item>
        <text:list-item>
          <text:p text:style-name="P8">The def keyword is used to create a function.</text:p>
        </text:list-item>
        <text:list-item>
          <text:p text:style-name="P9">Remember to indent as needed.</text:p>
        </text:list-item>
        <text:list-item>
          <text:p text:style-name="P10">The count(5) is the function being called.</text:p>
        </text:list-item>
        <text:list-item>
          <text:p text:style-name="P11"><text:span text:style-name="T2">The 5 is assigned to the argument number and is used in the function.</text:span> </text:p>
        </text:list-item>
      </text:list>
      <text:p text:style-name="P12"/>
      <text:p text:style-name="P13">Parameter vs Argument:</text:p>
      <text:list text:style-name="L2">
        <text:list-item>
          <text:p text:style-name="P14">Parameters are in the definition/declaration of the function.</text:p>
        </text:list-item>
        <text:list-item>
          <text:p text:style-name="P14">Acts as a named placeholder or local variable to be used within the function's body.</text:p>
        </text:list-item>
        <text:list-item>
          <text:p text:style-name="P14">Arguments are in the function call.</text:p>
        </text:list-item>
        <text:list-item>
          <text:p text:style-name="P15">The actual value (literal, variable, or expression) that is supplied to the parameter at runtime.</text:p>
          <text:p text:style-name="P15"/>
        </text:list-item>
      </text:list>
      <text:p text:style-name="P16">Global:</text:p>
      <text:list text:continue-numbering="true" text:style-name="L2">
        <text:list-item>
          <text:p text:style-name="P15"><text:span text:style-name="T3">Variables created in functions cannot be used outside of them.</text:span></text:p>
        </text:list-item>
        <text:list-item>
          <text:p text:style-name="P15"><text:span text:style-name="T3">They need to be passed to them through arguments/parameters.</text:span></text:p>
        </text:list-item>
        <text:list-item>
          <text:p text:style-name="P15"><text:span text:style-name="T3">If you want to use variables that are outside of all functions inside of a function, you need to use the global keyword.</text:span></text:p>
        </text:list-item>
        <text:list-item>
          <text:p text:style-name="P15">count = 6</text:p>
        </text:list-item>
        <text:list-item>
          <text:p text:style-name="P15">def add():</text:p>
        </text:list-item>
        <text:list-item>
          <text:p text:style-name="P15"><text:s text:c="4"/>global count</text:p>
        </text:list-item>
        <text:list-item>
          <text:p text:style-name="P15"><text:s text:c="4"/>print(count)<text:line-break/></text:p>
        </text:list-item>
      </text:list>
      <text:p text:style-name="P17">Return:</text:p>
      <text:list text:style-name="L3">
        <text:list-item>
          <text:p text:style-name="P18">The return gives some data from a function back to where it was called from.</text:p>
        </text:list-item>
        <text:list-item>
          <text:p text:style-name="P18">def math(num_1,num_2):</text:p>
        </text:list-item>
        <text:list-item>
          <text:p text:style-name="P18"><text:soft-page-break/><text:s text:c="4"/>answer = num_1+num_2</text:p>
        </text:list-item>
        <text:list-item>
          <text:p text:style-name="P18"><text:s text:c="4"/>return answer</text:p>
        </text:list-item>
        <text:list-item>
          <text:p text:style-name="P18"/>
        </text:list-item>
        <text:list-item>
          <text:p text:style-name="P18">test = math(5,3)</text:p>
        </text:list-item>
        <text:list-item>
          <text:p text:style-name="P18">print(test)</text:p>
        </text:list-item>
        <text:list-item>
          <text:p text:style-name="P18">test is set to the answer from math where 5 and 3 are passed in as arguments.</text:p>
        </text:list-item>
        <text:list-item>
          <text:p text:style-name="P19">The answer 8 is returned and thus, 8 is printed.</text:p>
        </text:list-item>
        <text:list-item>
          <text:p text:style-name="P20">The return statement ends the function. Any code after it will be unreacha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7:07:04.301045400</meta:creation-date>
    <dc:date>2026-03-01T17:52:41.333668900</dc:date>
    <meta:editing-duration>P1DT4H1M50S</meta:editing-duration>
    <meta:editing-cycles>12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45" meta:word-count="342" meta:character-count="1783" meta:non-whitespace-character-count="1479"/>
  </office:meta>
</office:document-meta>
</file>